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title">
      <style:graphic-properties fo:min-height="2.56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5cm" fo:margin-bottom="0cm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center"/>
      <style:text-properties fo:font-size="40pt" style:font-size-asian="44pt" style:font-size-complex="44pt"/>
    </style:style>
    <style:style style:name="P6" style:family="paragraph">
      <loext:graphic-properties draw:fill-color="#ffffff"/>
    </style:style>
    <style:style style:name="T1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2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27cm" svg:height="0.47cm" svg:x="12.43cm" svg:y="12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9.404cm" svg:height="1.063cm" svg:x="0.817cm" svg:y="8.6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3" draw:layer="layout" svg:width="27.993cm" svg:height="5.842cm" svg:x="-0.306cm" svg:y="2.562cm" presentation:class="outline" presentation:user-transformed="true">
          <draw:text-box>
            <text:list text:style-name="L2">
              <text:list-header>
                <text:p><text:span text:style-name="T1">data_in1 – первый поток данных</text:span></text:p>
                <text:p><text:span text:style-name="T1">data_in2 – второй поток данных</text:span></text:p>
                <text:p><text:span text:style-name="T1">data_mult – поток данных после умножения</text:span></text:p>
                <text:p text:style-name="P2"><text:span text:style-name="T2">N </text:span><text:span text:style-name="T1">– количество данных в одном пакете</text:span></text:p>
                <text:p><text:span text:style-name="T2">M – </text:span><text:span text:style-name="T1">количество пакетов, которые необходимо проссумировать</text:span></text:p>
              </text:list-header>
            </text:list>
          </draw:text-box>
        </draw:frame>
        <draw:frame draw:style-name="gr1" draw:text-style-name="P1" draw:layer="layout" svg:width="9.081cm" svg:height="1.063cm" svg:x="11.685cm" svg:y="8.6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2.783cm" svg:height="1.063cm" svg:x="0.817cm" svg:y="10.0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8.459cm" svg:height="1.063cm" svg:x="0.817cm" svg:y="14.3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26.223cm" svg:height="1.137cm" svg:x="0.687cm" svg:y="11.3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5.675cm" svg:height="1.063cm" svg:x="0.62cm" svg:y="12.79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" draw:text-style-name="P5" draw:layer="layout" svg:width="27.94cm" svg:height="2.562cm" svg:x="0cm" svg:y="0cm" presentation:class="title" presentation:user-transformed="true">
          <draw:text-box>
            <text:p text:style-name="P4"><text:span text:style-name="T3">Разработать модуль fifo_mult_stream_ac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15:10:25.817000000</meta:creation-date>
    <dc:date>2024-06-06T15:11:09.422000000</dc:date>
    <meta:editing-duration>PT43S</meta:editing-duration>
    <meta:editing-cycles>1</meta:editing-cycles>
    <meta:document-statistic meta:object-count="32"/>
    <meta:generator>LibreOffice/7.6.1.2$Windows_X86_64 LibreOffice_project/f5defcebd022c5bc36bbb79be232cb6926d8f674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text>data_in1</mtext>
        <mo stretchy="false">=</mo>
        <msub>
          <mi>a</mi>
          <mn>0</mn>
        </msub>
      </mrow>
      <mi>,</mi>
      <msub>
        <mi>a</mi>
        <mn>1</mn>
      </msub>
      <mi>,</mi>
      <mn>...</mn>
      <mi>,</mi>
      <msub>
        <mi>a</mi>
        <mrow>
          <mrow>
            <mi>N</mi>
            <mo stretchy="false">×</mo>
            <mi>M</mi>
          </mrow>
          <mo stretchy="false">−</mo>
          <mn>1</mn>
        </mrow>
      </msub>
    </mrow>
    <annotation encoding="StarMath 5.0">"data_in1" = a _ {0}, a_{1},..., a_{N times M - 1}</annotation>
  </semantics>
</math>
</file>

<file path=Object 3/content.xml><?xml version="1.0" encoding="utf-8"?>
<math xmlns="http://www.w3.org/1998/Math/MathML" display="block">
  <semantics>
    <mrow>
      <mrow>
        <mtext>data_in2</mtext>
        <mo stretchy="false">=</mo>
        <msub>
          <mi>b</mi>
          <mn>0</mn>
        </msub>
      </mrow>
      <mi>,</mi>
      <msub>
        <mi>b</mi>
        <mn>1</mn>
      </msub>
      <mn>...</mn>
      <mi>,</mi>
      <msub>
        <mi>b</mi>
        <mrow>
          <mrow>
            <mi>N</mi>
            <mo stretchy="false">×</mo>
            <mi>M</mi>
          </mrow>
          <mo stretchy="false">−</mo>
          <mn>1</mn>
        </mrow>
      </msub>
    </mrow>
    <annotation encoding="StarMath 5.0">"data_in2" = b _ {0}, b_{1}..., b_{N times M - 1}</annotation>
  </semantics>
</math>
</file>

<file path=Object 4/content.xml><?xml version="1.0" encoding="utf-8"?>
<math xmlns="http://www.w3.org/1998/Math/MathML" display="block">
  <semantics>
    <mrow>
      <mrow>
        <mtext>data_mult</mtext>
        <mo stretchy="false">=</mo>
        <mrow>
          <msub>
            <mi>a</mi>
            <mn>0</mn>
          </msub>
          <mo stretchy="false">×</mo>
          <msub>
            <mi>b</mi>
            <mn>0</mn>
          </msub>
        </mrow>
      </mrow>
      <mi>,</mi>
      <mrow>
        <msub>
          <mi>a</mi>
          <mn>1</mn>
        </msub>
        <mo stretchy="false">×</mo>
        <msub>
          <mi>b</mi>
          <mn>1</mn>
        </msub>
      </mrow>
      <mi>,</mi>
      <mn>...</mn>
      <mi>,</mi>
      <mrow>
        <mrow>
          <msub>
            <mi>a</mi>
            <mrow>
              <mrow>
                <mi>N</mi>
                <mo stretchy="false">×</mo>
                <mi>M</mi>
              </mrow>
              <mo stretchy="false">−</mo>
              <mn>1</mn>
            </mrow>
          </msub>
          <mo stretchy="false">×</mo>
          <msub>
            <mi>b</mi>
            <mrow>
              <mrow>
                <mi>N</mi>
                <mo stretchy="false">×</mo>
                <mi>M</mi>
              </mrow>
              <mo stretchy="false">−</mo>
              <mn>1</mn>
            </mrow>
          </msub>
        </mrow>
        <mo stretchy="false">=</mo>
        <msub>
          <mi>c</mi>
          <mn>0</mn>
        </msub>
      </mrow>
      <mi>,</mi>
      <msub>
        <mi>c</mi>
        <mn>1</mn>
      </msub>
      <mi>,</mi>
      <mn>...</mn>
      <mrow>
        <msub>
          <mi>c</mi>
          <mrow>
            <mrow>
              <mi>N</mi>
              <mo stretchy="false">×</mo>
              <mi>M</mi>
            </mrow>
            <mo stretchy="false">−</mo>
            <mn>1</mn>
          </mrow>
        </msub>
        <mo stretchy="false">=</mo>
        <mrow/>
      </mrow>
    </mrow>
    <annotation encoding="StarMath 5.0">  "data_mult" =  a _ 0 times b _ 0 , a _ 1 times b _ 1,  ... ,  a _ {N times M - 1} times b _ {N times M - 1} =  c _ 0,  c _ 1, ... c _ {N times M - 1} = { }</annotation>
  </semantics>
</math>
</file>

<file path=Object 5/content.xml><?xml version="1.0" encoding="utf-8"?>
<math xmlns="http://www.w3.org/1998/Math/MathML" display="block">
  <semantics>
    <mrow>
      <mrow>
        <mtext>data_o</mtext>
        <mo stretchy="false">=</mo>
        <mrow>
          <msub>
            <mi>C</mi>
            <mn>0</mn>
          </msub>
          <mo stretchy="false">+</mo>
          <msub>
            <mi>C</mi>
            <mn>1</mn>
          </msub>
          <mo stretchy="false">+</mo>
          <mn>...</mn>
        </mrow>
      </mrow>
      <msub>
        <mi>C</mi>
        <mrow>
          <mi>M</mi>
          <mo stretchy="false">−</mo>
          <mn>1</mn>
        </mrow>
      </msub>
    </mrow>
    <annotation encoding="StarMath 5.0">"data_o" = C_{0} + C _ {1} + ... C_{M-1}</annotation>
  </semantics>
</math>
</file>

<file path=Object 6/content.xml><?xml version="1.0" encoding="utf-8"?>
<math xmlns="http://www.w3.org/1998/Math/MathML" display="block">
  <semantics>
    <mrow>
      <mrow/>
      <mo stretchy="false">=</mo>
      <mrow>
        <mrow>
          <mo fence="true" form="prefix" stretchy="false">(</mo>
          <mrow>
            <mrow>
              <msub>
                <mi>c</mi>
                <mn>0</mn>
              </msub>
              <mi>,</mi>
              <mn>...</mn>
              <mi>,</mi>
              <msub>
                <mi>c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i>,</mi>
        <mrow>
          <mo fence="true" form="prefix" stretchy="false">(</mo>
          <mrow>
            <mrow>
              <msub>
                <mi>c</mi>
                <mi>N</mi>
              </msub>
              <mi>,</mi>
              <mn>...</mn>
              <msub>
                <mi>c</mi>
                <mrow>
                  <mrow>
                    <mn>2</mn>
                    <mo stretchy="false">×</mo>
                    <mi>N</mi>
                  </mrow>
                  <mo stretchy="false">−</mo>
                  <mn>1</mn>
                </mrow>
              </msub>
            </mrow>
          </mrow>
          <mo fence="true" form="postfix" stretchy="false">)</mo>
        </mrow>
        <mi>,</mi>
        <mrow>
          <mo fence="true" form="prefix" stretchy="false">(</mo>
          <mrow>
            <mrow>
              <msub>
                <mi>c</mi>
                <mrow>
                  <mn>2</mn>
                  <mo stretchy="false">×</mo>
                  <mi>N</mi>
                </mrow>
              </msub>
              <mi>,</mi>
              <mn>...</mn>
              <mi>,</mi>
              <msub>
                <mi>c</mi>
                <mrow>
                  <mrow>
                    <mn>3</mn>
                    <mo stretchy="false">×</mo>
                    <mi>N</mi>
                  </mrow>
                  <mo stretchy="false">−</mo>
                  <mn>1</mn>
                </mrow>
              </msub>
            </mrow>
          </mrow>
          <mo fence="true" form="postfix" stretchy="false">)</mo>
        </mrow>
        <mi>,</mi>
        <mn>...</mn>
        <mrow>
          <mrow>
            <mo fence="true" form="prefix" stretchy="false">(</mo>
            <mrow>
              <mrow>
                <msub>
                  <mi>c</mi>
                  <mrow>
                    <mrow>
                      <mo fence="true" form="prefix" stretchy="false">(</mo>
                      <mrow>
                        <mrow>
                          <mi>M</mi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  <mo stretchy="false">×</mo>
                    <mi>N</mi>
                  </mrow>
                </msub>
                <mi>,</mi>
                <mn>...</mn>
                <msub>
                  <mi>c</mi>
                  <mrow>
                    <mrow>
                      <mrow>
                        <mo fence="true" form="prefix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o stretchy="false">×</mo>
                      <mi>N</mi>
                    </mrow>
                    <mo stretchy="false">−</mo>
                    <mn>1</mn>
                  </mrow>
                </msub>
              </mrow>
            </mrow>
            <mo fence="true" form="postfix" stretchy="false">)</mo>
          </mrow>
          <mo stretchy="false">=</mo>
          <mrow/>
        </mrow>
      </mrow>
    </mrow>
    <annotation encoding="StarMath 5.0">{}= { ( { c _ 0 , ... , c _ { N - 1 } } ) , ( { c _ N , ... c _ { { 2 times N } - 1 } } ) , ( { c _ { 2 times N } , ... , c _ { { 3 times N } - 1 } } ) , ... { ( { c _ { ( { M - 2 } ) times N } , ... c _ { { ( { M - 1 } ) times N } - 1 } } ) = {} } }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sub>
          <mi>C</mi>
          <mn>0</mn>
        </msub>
      </mrow>
      <mi>,</mi>
      <msub>
        <mi>C</mi>
        <mn>1</mn>
      </msub>
      <mi>,</mi>
      <mn>...</mn>
      <msub>
        <mi>C</mi>
        <mrow>
          <mi>m</mi>
          <mo stretchy="false">−</mo>
          <mn>1</mn>
        </mrow>
      </msub>
    </mrow>
    <annotation encoding="StarMath 5.0">{}=C _ 0, C_1, ...C_{m-1}</annotation>
  </semantics>
</math>
</file>